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89" officeooo:paragraph-rsid="00192689"/>
    </style:style>
    <style:style style:name="P2" style:family="paragraph" style:parent-style-name="Standard">
      <style:text-properties officeooo:paragraph-rsid="00192689"/>
    </style:style>
    <style:style style:name="P3" style:family="paragraph" style:parent-style-name="Standard">
      <style:text-properties officeooo:rsid="001933a3" officeooo:paragraph-rsid="001933a3"/>
    </style:style>
    <style:style style:name="T1" style:family="text">
      <style:text-properties officeooo:rsid="0003f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<text:s/>artisan make:model -mrc <text:s/>Teacher</text:p>
      <text:p text:style-name="P1"/>
      <text:p text:style-name="P2">kill $(lsof -t -i:5173) <text:span text:style-name="T1">to kill process running on that port. I couldn’t run the laravel test <text:s/>and do a php artisan migrate.</text:span></text:p>
      <text:p text:style-name="P2"/>
      <text:p text:style-name="P3">Traning Walk through:</text:p>
      <text:p text:style-name="P3"/>
      <text:p text:style-name="P3">Create <text:s/>new vueJS project:</text:p>
      <text:p text:style-name="P3">1. npm init Vue</text:p>
      <text:p text:style-name="P3">2.add vue router (yes)</text:p>
      <text:p text:style-name="P3">3.add es lint (yes)</text:p>
      <text:p text:style-name="P3">4. run commands it gives you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47:48.046558799</meta:creation-date>
    <dc:date>2023-09-18T23:40:14.509456060</dc:date>
    <meta:editing-duration>PT29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53" meta:character-count="293" meta:non-whitespace-character-count="244"/>
  </office:meta>
</office:document-meta>
</file>